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4.45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4.07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4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712cm" fo:min-width="4.265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782cm" fo:min-width="3.945cm"/>
      <style:paragraph-properties style:writing-mode="lr-tb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782cm" fo:min-width="3.945cm"/>
      <style:paragraph-properties style:writing-mode="lr-tb"/>
    </style:style>
    <style:style style:name="gr26" style:family="graphic" style:parent-style-name="objectwithoutfill">
      <style:graphic-properties draw:marker-end="Arrowheads_20_14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false" draw:fit-to-size="false" style:shrink-to-fit="true" fo:min-height="0.7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7.366cm" svg:x="2.016cm" svg:y="6.20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7.366cm" svg:x="13.319cm" svg:y="6.20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54cm" svg:x="9.001cm" svg:y="16.367cm">
          <text:p text:style-name="P1">akey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937cm" svg:height="1.016cm" svg:x="7.985cm" svg:y="7.158cm">
          <draw:text-box>
            <text:p>Public key</text:p>
          </draw:text-box>
        </draw:frame>
        <draw:custom-shape draw:style-name="gr3" draw:text-style-name="P1" draw:layer="layout" svg:width="3.429cm" svg:height="2.54cm" svg:x="16.621cm" svg:y="16.367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54cm" svg:x="12.811cm" svg:y="16.367cm">
          <text:p text:style-name="P1">ekey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096cm" svg:y1="6.588cm" svg:x2="13.192cm" svg:y2="6.842cm">
          <text:p/>
        </draw:line>
        <draw:line draw:style-name="gr6" draw:text-style-name="P3" draw:layer="layout" svg:x1="13.319cm" svg:y1="10.906cm" svg:x2="6.969cm" svg:y2="11.16cm">
          <text:p/>
        </draw:line>
        <draw:line draw:style-name="gr7" draw:text-style-name="P3" draw:layer="layout" svg:x1="6.969cm" svg:y1="9.509cm" svg:x2="13.192cm" svg:y2="9.636cm">
          <text:p/>
        </draw:line>
        <draw:line draw:style-name="gr8" draw:text-style-name="P3" draw:layer="layout" svg:x1="12.938cm" svg:y1="7.858cm" svg:x2="6.969cm" svg:y2="8.239cm">
          <text:p/>
        </draw:line>
        <draw:frame draw:style-name="gr9" draw:text-style-name="P2" draw:layer="layout" svg:width="4.875cm" svg:height="1.673cm" svg:x="7.682cm" svg:y="5.699cm">
          <draw:text-box>
            <text:p>Request akey</text:p>
          </draw:text-box>
        </draw:frame>
        <draw:frame draw:style-name="gr10" draw:text-style-name="P2" draw:layer="layout" svg:width="3.556cm" svg:height="1.016cm" svg:x="8.366cm" svg:y="8.493cm">
          <draw:text-box>
            <text:p>Send ekey</text:p>
          </draw:text-box>
        </draw:frame>
        <draw:line draw:style-name="gr11" draw:text-style-name="P4" draw:layer="layout" svg:x1="7.096cm" svg:y1="12.176cm" svg:x2="13.192cm" svg:y2="12.303cm">
          <text:p/>
        </draw:line>
        <draw:frame draw:style-name="gr12" draw:text-style-name="P2" draw:layer="layout" svg:width="2.754cm" svg:height="0.962cm" svg:x="8.874cm" svg:y="11.214cm">
          <draw:text-box>
            <text:p>Session</text:p>
          </draw:text-box>
        </draw:frame>
        <draw:line draw:style-name="gr13" draw:text-style-name="P3" draw:layer="layout" svg:x1="13.192cm" svg:y1="13.954cm" svg:x2="10.779cm" svg:y2="15.732cm">
          <text:p/>
        </draw:line>
        <draw:line draw:style-name="gr14" draw:text-style-name="P3" draw:layer="layout" svg:x1="11.541cm" svg:y1="15.859cm" svg:x2="13.573cm" svg:y2="14.335cm">
          <text:p/>
        </draw:line>
        <draw:line draw:style-name="gr15" draw:text-style-name="P3" draw:layer="layout" svg:x1="14.843cm" svg:y1="14.081cm" svg:x2="14.716cm" svg:y2="15.859cm">
          <text:p/>
        </draw:line>
        <draw:line draw:style-name="gr16" draw:text-style-name="P3" draw:layer="layout" svg:x1="15.224cm" svg:y1="15.732cm" svg:x2="15.351cm" svg:y2="14.081cm">
          <text:p/>
        </draw:line>
        <draw:frame draw:style-name="gr17" draw:text-style-name="P5" draw:layer="layout" svg:width="13.858cm" svg:height="1.352cm" svg:x="4.277cm" svg:y="1.26cm">
          <draw:text-box>
            <text:p><text:span text:style-name="T1">P</text:span><text:span text:style-name="T1">yv</text:span><text:span text:style-name="T1">S</text:span><text:span text:style-name="T1">er</text:span><text:span text:style-name="T1">v </text:span><text:span text:style-name="T1">E</text:span><text:span text:style-name="T1">st</text:span><text:span text:style-name="T1">ab</text:span><text:span text:style-name="T1">lis</text:span><text:span text:style-name="T1">hi</text:span><text:span text:style-name="T1">ng </text:span><text:span text:style-name="T1">S</text:span><text:span text:style-name="T1">es</text:span><text:span text:style-name="T1">si</text:span><text:span text:style-name="T1">on </text:span></text:p>
          </draw:text-box>
        </draw:frame>
        <draw:frame draw:style-name="gr18" draw:text-style-name="P2" draw:layer="layout" svg:width="3.048cm" svg:height="0.962cm" svg:x="8.62cm" svg:y="9.917cm">
          <draw:text-box>
            <text:p>Ack Key</text:p>
          </draw:text-box>
        </draw:frame>
        <draw:line draw:style-name="gr19" draw:text-style-name="P3" draw:layer="layout" svg:x1="13.192cm" svg:y1="13.154cm" svg:x2="6.969cm" svg:y2="13.408cm">
          <text:p/>
        </draw:line>
        <draw:frame draw:style-name="gr20" draw:text-style-name="P2" draw:layer="layout" svg:width="3.99cm" svg:height="0.962cm" svg:x="7.731cm" svg:y="12.357cm">
          <draw:text-box>
            <text:p>Ack Session</text:p>
          </draw:text-box>
        </draw:frame>
        <draw:line draw:style-name="gr21" draw:text-style-name="P3" draw:layer="layout" svg:x1="16.621cm" svg:y1="14.208cm" svg:x2="17.51cm" svg:y2="15.986cm">
          <text:p/>
        </draw:line>
        <draw:line draw:style-name="gr22" draw:text-style-name="P3" draw:layer="layout" svg:x1="18.399cm" svg:y1="15.732cm" svg:x2="17.256cm" svg:y2="14.081cm">
          <text:p/>
        </draw:line>
        <draw:custom-shape draw:style-name="gr23" draw:text-style-name="P6" draw:layer="layout" svg:width="4.445cm" svg:height="2.032cm" svg:x="14.208cm" svg:y="3.286cm">
          <text:p text:style-name="P6">Private Key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6.113cm" svg:y1="5.418cm" svg:x2="15.097cm" svg:y2="6.18cm">
          <text:p/>
        </draw:line>
        <draw:custom-shape draw:style-name="gr25" draw:text-style-name="P6" draw:layer="layout" svg:width="4.445cm" svg:height="2.032cm" svg:x="9.255cm" svg:y="3.313cm">
          <text:p text:style-name="P6">Public Key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668cm" svg:y1="5.445cm" svg:x2="14.208cm" svg:y2="6.08cm">
          <text:p/>
        </draw:line>
        <draw:frame draw:style-name="gr27" draw:text-style-name="P8" draw:layer="layout" svg:width="4.191cm" svg:height="0.635cm" svg:x="2.778cm" svg:y="8.874cm">
          <draw:text-box>
            <text:p text:style-name="P7"><text:span text:style-name="T2">Encrypt with Public key</text:span></text:p>
          </draw:text-box>
        </draw:frame>
        <draw:frame draw:style-name="gr27" draw:text-style-name="P8" draw:layer="measurelines" svg:width="4.191cm" svg:height="0.635cm" svg:x="2.779cm" svg:y="8.875cm">
          <draw:text-box>
            <text:p text:style-name="P7"><text:span text:style-name="T2">Encrypt with Public key</text:span></text:p>
          </draw:text-box>
        </draw:frame>
        <draw:frame draw:style-name="gr27" draw:text-style-name="P8" draw:layer="measurelines" svg:width="4.191cm" svg:height="0.635cm" svg:x="13.525cm" svg:y="10.271cm">
          <draw:text-box>
            <text:p text:style-name="P7"><text:span text:style-name="T2">Decrypt with Private ke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1T20:29:18.580351106</meta:creation-date>
    <dc:date>2024-04-10T08:01:34.068084067</dc:date>
    <meta:editing-duration>PT27M54S</meta:editing-duration>
    <meta:editing-cycles>12</meta:editing-cycles>
    <meta:generator>LibreOffice/7.3.7.2$Linux_X86_64 LibreOffice_project/30$Build-2</meta:generator>
    <meta:document-statistic meta:object-count="31"/>
  </office:meta>
</office:document-meta>
</file>